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table:number-columns-repeated="1016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1]" office:value-type="string" office:string-value="Vanguard_V3">
            <text:p>Vanguard_V3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18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5/09/2015</text:date>, <text:time>21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9T21:04:17.75</dc:date>
    <dc:creator>Wister </dc:creator>
    <meta:editing-duration>PT47M51S</meta:editing-duration>
    <meta:editing-cycles>27</meta:editing-cycles>
    <meta:document-statistic meta:table-count="1" meta:cell-count="208" meta:object-count="0"/>
  </office:meta>
</office:document-meta>
</file>